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6738b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536c39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216ef4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436e6" officeooo:paragraph-rsid="002436e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24c1ea" officeooo:paragraph-rsid="0024c1e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24c1ea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24c1ea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2a3fd5" officeooo:paragraph-rsid="002a3fd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2c2d81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2c2d81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style:text-underline-style="none" fo:font-weight="normal" officeooo:rsid="002dbbd6" officeooo:paragraph-rsid="002dbbd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text-underline-style="none" officeooo:rsid="00536c39" officeooo:paragraph-rsid="00216ef4"/>
    </style:style>
    <style:style style:name="P27" style:family="paragraph" style:parent-style-name="Standard">
      <style:text-properties officeooo:rsid="001967c2" officeooo:paragraph-rsid="0047e2af"/>
    </style:style>
    <style:style style:name="P28" style:family="paragraph" style:parent-style-name="Standard">
      <style:text-properties officeooo:rsid="001967c2" officeooo:paragraph-rsid="0049c953"/>
    </style:style>
    <style:style style:name="P29" style:family="paragraph" style:parent-style-name="Standard">
      <style:text-properties officeooo:rsid="0049c953" officeooo:paragraph-rsid="0049c953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85d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f325" officeooo:paragraph-rsid="0030f32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25249" officeooo:paragraph-rsid="0032524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break-before="page"/>
      <style:text-properties style:text-underline-style="none" officeooo:rsid="00536c39" officeooo:paragraph-rsid="00216ef4"/>
    </style:style>
    <style:style style:name="P40" style:family="paragraph" style:parent-style-name="Standard">
      <style:paragraph-properties fo:margin-top="0cm" fo:margin-bottom="0cm" loext:contextual-spacing="true" fo:line-height="100%"/>
      <style:text-properties fo:color="#000000" officeooo:rsid="001967c2" officeooo:paragraph-rsid="004c0701"/>
    </style:style>
    <style:style style:name="P41" style:family="paragraph" style:parent-style-name="Standard">
      <style:paragraph-properties fo:margin-top="0cm" fo:margin-bottom="0cm" loext:contextual-spacing="true" fo:line-height="100%"/>
      <style:text-properties fo:color="#000000" officeooo:rsid="004e3fdd" officeooo:paragraph-rsid="004e3fdd"/>
    </style:style>
    <style:style style:name="P42" style:family="paragraph" style:parent-style-name="Standard">
      <style:paragraph-properties fo:margin-top="0cm" fo:margin-bottom="0cm" loext:contextual-spacing="true" fo:line-height="100%"/>
      <style:text-properties fo:color="#000000" officeooo:rsid="004f2d1e" officeooo:paragraph-rsid="004f2d1e"/>
    </style:style>
    <style:style style:name="P43" style:family="paragraph" style:parent-style-name="Standard">
      <style:paragraph-properties fo:margin-top="0cm" fo:margin-bottom="0cm" loext:contextual-spacing="true" fo:line-height="100%"/>
      <style:text-properties fo:color="#000000" officeooo:rsid="004f2d1e" officeooo:paragraph-rsid="005362b7"/>
    </style:style>
    <style:style style:name="P44" style:family="paragraph" style:parent-style-name="Standard">
      <style:paragraph-properties fo:margin-top="0cm" fo:margin-bottom="0cm" loext:contextual-spacing="true" fo:line-height="100%"/>
      <style:text-properties fo:color="#000000" officeooo:rsid="004f43e5" officeooo:paragraph-rsid="004f43e5"/>
    </style:style>
    <style:style style:name="P45" style:family="paragraph" style:parent-style-name="Standard">
      <style:paragraph-properties fo:margin-top="0cm" fo:margin-bottom="0cm" loext:contextual-spacing="true" fo:line-height="100%"/>
      <style:text-properties fo:color="#000000" officeooo:rsid="004f43e5" officeooo:paragraph-rsid="005362b7"/>
    </style:style>
    <style:style style:name="P46" style:family="paragraph" style:parent-style-name="Standard">
      <style:paragraph-properties fo:margin-top="0cm" fo:margin-bottom="0cm" loext:contextual-spacing="true" fo:line-height="100%"/>
      <style:text-properties fo:color="#000000" officeooo:rsid="0050e4b8" officeooo:paragraph-rsid="0050e4b8"/>
    </style:style>
    <style:style style:name="P47" style:family="paragraph" style:parent-style-name="Standard">
      <style:paragraph-properties fo:margin-top="0cm" fo:margin-bottom="0cm" loext:contextual-spacing="true" fo:line-height="100%"/>
      <style:text-properties fo:color="#000000" officeooo:rsid="005362b7" officeooo:paragraph-rsid="005362b7"/>
    </style:style>
    <style:style style:name="P48" style:family="paragraph" style:parent-style-name="Standard">
      <style:paragraph-properties fo:margin-top="0cm" fo:margin-bottom="0cm" loext:contextual-spacing="true" fo:line-height="100%"/>
      <style:text-properties fo:color="#000000" officeooo:rsid="005561c1" officeooo:paragraph-rsid="005561c1"/>
    </style:style>
    <style:style style:name="P49" style:family="paragraph" style:parent-style-name="Text_20_body">
      <style:paragraph-properties fo:margin-top="0cm" fo:margin-bottom="0cm" loext:contextual-spacing="true" fo:line-height="100%"/>
      <style:text-properties fo:color="#996600"/>
    </style:style>
    <style:style style:name="P50" style:family="paragraph" style:parent-style-name="Text_20_body">
      <style:paragraph-properties fo:margin-top="0cm" fo:margin-bottom="0cm" loext:contextual-spacing="true" fo:line-height="100%"/>
      <style:text-properties fo:color="#996600" officeooo:rsid="0042caf2" officeooo:paragraph-rsid="0042caf2"/>
    </style:style>
    <style:style style:name="P51" style:family="paragraph" style:parent-style-name="Text_20_body">
      <style:paragraph-properties fo:margin-top="0cm" fo:margin-bottom="0cm" loext:contextual-spacing="true" fo:line-height="100%"/>
      <style:text-properties fo:color="#000000" officeooo:rsid="00356ca2" officeooo:paragraph-rsid="00356ca2"/>
    </style:style>
    <style:style style:name="P52" style:family="paragraph" style:parent-style-name="Text_20_body">
      <style:paragraph-properties fo:margin-top="0cm" fo:margin-bottom="0cm" loext:contextual-spacing="true" fo:line-height="100%"/>
      <style:text-properties fo:color="#000000" officeooo:rsid="003a0b77" officeooo:paragraph-rsid="003a0b77"/>
    </style:style>
    <style:style style:name="P53" style:family="paragraph" style:parent-style-name="Text_20_body">
      <style:paragraph-properties fo:margin-top="0cm" fo:margin-bottom="0cm" loext:contextual-spacing="true" fo:line-height="100%"/>
      <style:text-properties fo:color="#000000" officeooo:rsid="003be30e" officeooo:paragraph-rsid="003be30e"/>
    </style:style>
    <style:style style:name="P54" style:family="paragraph" style:parent-style-name="Text_20_body">
      <style:paragraph-properties fo:margin-top="0cm" fo:margin-bottom="0cm" loext:contextual-spacing="true" fo:line-height="100%"/>
      <style:text-properties fo:color="#000000" officeooo:rsid="003c385a" officeooo:paragraph-rsid="003c385a"/>
    </style:style>
    <style:style style:name="P55" style:family="paragraph" style:parent-style-name="Text_20_body">
      <style:paragraph-properties fo:margin-top="0cm" fo:margin-bottom="0cm" loext:contextual-spacing="true" fo:line-height="100%"/>
      <style:text-properties fo:color="#000000" officeooo:rsid="0042cb84" officeooo:paragraph-rsid="0042cb84"/>
    </style:style>
    <style:style style:name="P56" style:family="paragraph" style:parent-style-name="Preformatted_20_Text">
      <style:paragraph-properties fo:margin-top="0cm" fo:margin-bottom="0cm" loext:contextual-spacing="true" fo:line-height="100%"/>
      <style:text-properties fo:font-variant="normal" fo:text-transform="none" fo:color="#000000" fo:letter-spacing="normal" fo:font-style="normal" fo:font-weight="normal" officeooo:rsid="004f43e5" officeooo:paragraph-rsid="004f43e5"/>
    </style:style>
    <style:style style:name="T1" style:family="text">
      <style:text-properties officeooo:rsid="000c9ca9"/>
    </style:style>
    <style:style style:name="T2" style:family="text">
      <style:text-properties officeooo:rsid="00102cc3"/>
    </style:style>
    <style:style style:name="T3" style:family="text">
      <style:text-properties officeooo:rsid="0011c797"/>
    </style:style>
    <style:style style:name="T4" style:family="text">
      <style:text-properties officeooo:rsid="0017f7be"/>
    </style:style>
    <style:style style:name="T5" style:family="text">
      <style:text-properties officeooo:rsid="001977e0"/>
    </style:style>
    <style:style style:name="T6" style:family="text">
      <style:text-properties officeooo:rsid="001b1b77"/>
    </style:style>
    <style:style style:name="T7" style:family="text">
      <style:text-properties officeooo:rsid="001d3cf0"/>
    </style:style>
    <style:style style:name="T8" style:family="text">
      <style:text-properties officeooo:rsid="0025de0b"/>
    </style:style>
    <style:style style:name="T9" style:family="text">
      <style:text-properties officeooo:rsid="0026f3d9"/>
    </style:style>
    <style:style style:name="T10" style:family="text">
      <style:text-properties officeooo:rsid="002a75ef"/>
    </style:style>
    <style:style style:name="T11" style:family="text">
      <style:text-properties officeooo:rsid="002f033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16d96"/>
    </style:style>
    <style:style style:name="T14" style:family="text">
      <style:text-properties officeooo:rsid="00325249"/>
    </style:style>
    <style:style style:name="T15" style:family="text">
      <style:text-properties officeooo:rsid="0033c156"/>
    </style:style>
    <style:style style:name="T16" style:family="text">
      <style:text-properties officeooo:rsid="00350a25"/>
    </style:style>
    <style:style style:name="T17" style:family="text">
      <style:text-properties officeooo:rsid="00375109"/>
    </style:style>
    <style:style style:name="T18" style:family="text">
      <style:text-properties officeooo:rsid="003db7e2"/>
    </style:style>
    <style:style style:name="T19" style:family="text">
      <style:text-properties officeooo:rsid="003df1b2"/>
    </style:style>
    <style:style style:name="T20" style:family="text">
      <style:text-properties officeooo:rsid="00444fed"/>
    </style:style>
    <style:style style:name="T21" style:family="text">
      <style:text-properties officeooo:rsid="002f66d0"/>
    </style:style>
    <style:style style:name="T22" style:family="text">
      <style:text-properties officeooo:rsid="00326efb"/>
    </style:style>
    <style:style style:name="T23" style:family="text">
      <style:text-properties officeooo:rsid="0031a5e3"/>
    </style:style>
    <style:style style:name="T24" style:family="text">
      <style:text-properties officeooo:rsid="0019ebbc"/>
    </style:style>
    <style:style style:name="T25" style:family="text">
      <style:text-properties officeooo:rsid="0050e4b8"/>
    </style:style>
    <style:style style:name="T26" style:family="text">
      <style:text-properties officeooo:rsid="00519ee1"/>
    </style:style>
    <style:style style:name="T27" style:family="text">
      <style:text-properties officeooo:rsid="005362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(solution adaptable = solution prête -ou presque, à la limite- pour être utilisée telle quelle dans l'appli<text:span text:style-name="T6">)</text:span></text:p>
      <text:p text:style-name="P5"/>
      <text:p text:style-name="P5">7/6/2016 </text:p>
      <text:p text:style-name="P6">Nettoyage de l'ordinateur et mise en place d'un environnement de travail sous windows</text:p>
      <text:p text:style-name="P6">Ecriture du cahier des charges</text:p>
      <text:p text:style-name="P6"/>
      <text:p text:style-name="P6">8/6/2016</text:p>
      <text:p text:style-name="P6">Installation de Linux Mint 17.3 en DualBoot avec Windows (+ tests réglages de problèmes WIFI)</text:p>
      <text:p text:style-name="P6">Documentation multiple sur les différentes étapes du projet <text:span text:style-name="T4">(sources.odt)</text:span></text:p>
      <text:p text:style-name="P10">Installation des librairies nécessaires <text:span text:style-name="T5">(openpyxl, xlrt, PyPdf2, …)</text:span></text:p>
      <text:p text:style-name="P11">Début d'implémentation d'un système de lecture/écriture en fichier excel</text:p>
      <text:p text:style-name="P11"/>
      <text:p text:style-name="P8">du 9/6/2016 :</text:p>
      <text:p text:style-name="P9">Suite d'implémentation de la lecture et l'écriture en fichier Excel (en solution adaptable) à partir d'un fichier CSV</text:p>
      <text:p text:style-name="P7">Implémentation d'une solution adaptable avec des librairies déjà existantes pour la lecture d'un PDF par OCR</text:p>
      <text:p text:style-name="P7"/>
      <text:p text:style-name="P22">10/6/2016 : <text:s/>absence</text:p>
      <text:p text:style-name="P22"/>
      <text:p text:style-name="P3">13/6/2016 <text:span text:style-name="T10">(demi-journée)</text:span></text:p>
      <text:p text:style-name="P3">Déplacement du projet dans un environnement virtuel <text:span text:style-name="T4">et ré-installation des librairies pour l'env virtuel</text:span></text:p>
      <text:p text:style-name="P16">Tests sur les autres fichier pdf :</text:p>
      <text:p text:style-name="P39">pdf unreadable :</text:p>
      <text:p text:style-name="P26">"img-160120140934.pdf"</text:p>
      <text:p text:style-name="P26">"img-160120140755.pdf"</text:p>
      <text:p text:style-name="P26">"img-160120140906.pdf"</text:p>
      <text:p text:style-name="P26">"img-160208142201.pdf"</text:p>
      <text:p text:style-name="P26">"img-160302152757.pdf"</text:p>
      <text:p text:style-name="P26">"img-160606152738.pdf"</text:p>
      <text:p text:style-name="P26">pdf legible :</text:p>
      <text:p text:style-name="P26">"air france.pdf"</text:p>
      <text:p text:style-name="P26">"FCT_76596181_19193189.pdf"</text:p>
      <text:p text:style-name="P26">"Facture_Free_201601_12120974_599831845.pdf"</text:p>
      <text:p text:style-name="P26">"Facture n° 2016010501503.pdf"</text:p>
      <text:p text:style-name="P26">"Freemobile_0651176828_09-01-2016.pdf"</text:p>
      <text:p text:style-name="P26">"invoice-MMBEUAFD-03-2016-0001562 UBER.pdf"</text:p>
      <text:p text:style-name="P26">"invoice-TERBUDSN-03-2016-0000059.pdf"</text:p>
      <text:p text:style-name="P26">"invoice-XIXVLKDC-03-2016-0000314.pdf"</text:p>
      <text:p text:style-name="P15">"invoice-ZZMDAPHM-03-2016-0010129-2.pdf"</text:p>
      <text:p text:style-name="P3"/>
      <text:p text:style-name="P2">14/6/2016</text:p>
      <text:p text:style-name="P2">Règlage <text:span text:style-name="T1">de soucis (data permission to write pdf to txt in file ; pyqt4 in virtualenv)</text:span></text:p>
      <text:p text:style-name="P4">Structure des factures + implementation du squelette des classes liées à cette structure</text:p>
      <text:p text:style-name="P4">Début determination des regexp</text:p>
      <text:p text:style-name="P4">Reflexion de l'algorithme (cf déroulement<text:span text:style-name="T2">) :</text:span></text:p>
      <text:p text:style-name="P30">test avec classification par regexp</text:p>
      <text:p text:style-name="P30">test avec pré traitement regexp pour determiner le type <text:span text:style-name="T3">(Num tel/fax , Adresse, description, nom, num RCS, montant, taux TVA, num TVA….) puis traitement avec machine learning (type du learning à determiner) ? </text:span></text:p>
      <text:p text:style-name="P31">Détection de soucis à la lecture des PDF de factures pris en photo</text:p>
      <text:p text:style-name="P4"/>
      <text:p text:style-name="P1">15/6/2016</text:p>
      <text:p text:style-name="P14">Détermination des Rege<text:span text:style-name="T7">xp pour différencier les types de données lues</text:span></text:p>
      <text:p text:style-name="P13">Implémentation de la reconnaissance et classification par Regexp</text:p>
      <text:p text:style-name="P17">Choix HTML</text:p>
      <text:p text:style-name="P17"/>
      <text:p text:style-name="P18">16/6/2016</text:p>
      <text:p text:style-name="P23">(demi-journée matin)</text:p>
      <text:p text:style-name="P19">Fin des détermination des string regexp (probleme pour l'adresse ; description ne prenant pas en compte &lt;br&gt;<text:span text:style-name="T8">)</text:span></text:p>
      <text:p text:style-name="P19">→<text:span text:style-name="T9"> Reconnaissance dans un texte plus ou moins long et complexe des différentes grosses parties d'une facture (date,tel,num tva,%tva, €, adresse…)</text:span></text:p>
      <text:p text:style-name="P23">(demi-journée après-midi)</text:p>
      <text:p text:style-name="P23">mise en ligne du site wordpress avec aws (complications)</text:p>
      <text:p text:style-name="P20"/>
      <text:p text:style-name="P25">17/6/2016</text:p>
      <text:p text:style-name="P24"><text:span text:style-name="T11">suite </text:span>mise en ligne du site wordpress avec aws (complications)</text:p>
      <text:p text:style-name="P21"/>
      <text:p text:style-name="P34">du 20 au 24/06/2016 :</text:p>
      <text:p text:style-name="P34">Daphné sur le site et son déploiement</text:p>
      <text:p text:style-name="P34">Yacine crawler et identités nommées</text:p>
      <text:p text:style-name="P36">Site : fonctionnement assuré en local sur toute plateforme</text:p>
      <text:p text:style-name="P36">mise en ligne sur AWS, accessible à partir de &lt;adresse IP&gt;/&lt;nom de dossier&gt;</text:p>
      <text:p text:style-name="P36"/>
      <text:p text:style-name="P33"><text:soft-page-break/>23/06/2016 :</text:p>
      <text:p text:style-name="P33">Visite d'un professeur de Mathématiques du CNAM (Vincent) pour donner son avis sur nos idées pour les entités nommées</text:p>
      <text:p text:style-name="P33">→ pourquoi insiter sur l'apprentissage ?</text:p>
      <text:p text:style-name="P33">→ générer aléatoirement une plus grosse base de données de factures</text:p>
      <text:p text:style-name="P33">→ faire de l'apprentissage sur les clusters/bloc pour identifier le destinataire et l'expéditeur et les données factures et les données prestations</text:p>
      <text:p text:style-name="P33"/>
      <text:p text:style-name="P33">24/06/2016</text:p>
      <text:p text:style-name="P33"><text:span text:style-name="T12">Matinée </text:span>Visite à Vincent Guigue, enseignant chercheur à l'UPMC (LIP6)</text:p>
      <text:p text:style-name="P33">→ mêmes chose que Vincent du CNAM</text:p>
      <text:p text:style-name="P33">→ système AdHoc de reconnaissance (par ex les factures free gardent la même architecture etc.)</text:p>
      <text:p text:style-name="P33">→ peu d'apprentissage</text:p>
      <text:p text:style-name="P33">→ vecteurs features par blocs basés sur un maximum de données (taille, nombre de ligne, taille bloc, position, 0 ou 1 pour chaque descripteur regexp possible…)</text:p>
      <text:p text:style-name="P33">→ HMM possible mais très probablement inutile</text:p>
      <text:p text:style-name="P37">SITE : Rencontre à l'UPMC avec un ingénieur logiciel <text:span text:style-name="T14">(christophe Bou...)</text:span> <text:span text:style-name="T13">pour de l'aide sur le déploiement du site</text:span></text:p>
      <text:p text:style-name="P38">→ <text:span text:style-name="T15">mettre un overwrite dans le .htaccess pour afficher le nom de domaine dans l'url malgré les accès adresse IP</text:span></text:p>
      <text:p text:style-name="P38">→<text:span text:style-name="T15"> créer un virtual host pour que le site redirige de l'adresse IP vers un de ses sous-dossiers</text:span></text:p>
      <text:p text:style-name="P35"><text:span text:style-name="T12">Après midi :</text:span> Organisation à plusieurs et réflexion sur les retours des charcheurs ; Début de réflexion sur l'interface</text:p>
      <text:p text:style-name="P35">Choix pour l'interface : utilisation de QtCreator → récupération du .ui → transformation en .py exécutable</text:p>
      <text:p text:style-name="P35"/>
      <text:p text:style-name="P32">27/06/2016 (Daphné : arrivée à 12h)</text:p>
      <text:p text:style-name="P32">R<text:span text:style-name="T16">egex : utlisation comme descripteurs</text:span></text:p>
      <text:p text:style-name="P49">Toujours décoder le format de la string en entré en décodant la sting string.decode("ascii", "ignore") ( avant chaque test)</text:p>
      <text:p text:style-name="P49">Attention decodage une fois seulement sinon UnicodeError</text:p>
      <text:p text:style-name="P51">Ne pas faire « utf-8 » car ça ne prend pas en compte les accents <text:span text:style-name="T17">et ascii ne prend pas en compte la découverte de symbole spéciaux tel que ° ou €</text:span></text:p>
      <text:p text:style-name="P52">Continuité sur le site</text:p>
      <text:p text:style-name="P52"/>
      <text:p text:style-name="P53">28/06/2016</text:p>
      <text:p text:style-name="P54">Récupération from HTML to d<text:span text:style-name="T19">é</text:span>coupe balise</text:p>
      <text:p text:style-name="P54">→<text:span text:style-name="T18"> récupération dans le body de chaque bloc (chaque div) et retrait des span</text:span></text:p>
      <text:p text:style-name="P50">&gt;&gt;&gt; import unicodedata</text:p>
      <text:p text:style-name="P50">&gt;&gt;&gt; unicodedata.normalize('NFKD', u"ñéèçàîûö").encode('ascii', 'ignore')</text:p>
      <text:p text:style-name="P55">Pour gérer les accents et caractere speciaux <text:span text:style-name="T20">(les simplifie) – à trouver mieux</text:span></text:p>
      <text:p text:style-name="P29">Done :</text:p>
      <text:p text:style-name="P28">- <text:span text:style-name="T21">découpage du html en zone selon les div et span avec leurs positions absolues associées</text:span></text:p>
      <text:p text:style-name="P27">- <text:span text:style-name="T22">c</text:span><text:bookmark-start text:name="__DdeLink__865_1214914755"/><text:span text:style-name="T22">reation du vecteur (bloc_de_text, nb_lignes, x/left,y/top,width,height, reg_flags)</text:span><text:bookmark-end text:name="__DdeLink__865_1214914755"/></text:p>
      <text:p text:style-name="P27">- <text:span text:style-name="T23">regexp flags executeur selon la liste</text:span></text:p>
      <text:p text:style-name="P40">- <text:span text:style-name="T24">structure factures à finaliser (marquer les 4blocs/clusters -dest,expé,infosFacture,prestas- comme 4 classes)</text:span></text:p>
      <text:p text:style-name="P40"/>
      <text:p text:style-name="P41">29/06/2016</text:p>
      <text:p text:style-name="P42">Documentation en ligne sur les différents algo et implémentation de machine learning</text:p>
      <text:p text:style-name="P42">coursera.org ; upmc <text:s/>lip6 dac Arf ; </text:p>
      <text:p text:style-name="P42"/>
      <text:p text:style-name="P56"><text:soft-page-break/>pip install geograpy</text:p>
      <text:p text:style-name="P44">30/06/2016</text:p>
      <text:p text:style-name="P44">Préparation de la présentation et présentation et dialogue avec Alaa Abi Haidar concernant le stage et les entités nommées.</text:p>
      <text:p text:style-name="P46">Apprentissage non supervisé :</text:p>
      <text:p text:style-name="P46">→ clustering</text:p>
      <text:p text:style-name="P46">→ k-means</text:p>
      <text:p text:style-name="P46">→ <text:span text:style-name="T26">pva, fourier transfo, svd, mvn</text:span></text:p>
      <text:p text:style-name="P44"/>
      <text:p text:style-name="P45">1/7/2016</text:p>
      <text:p text:style-name="P43">Documentation en ligne sur les différents algo et implémentation de machine learning</text:p>
      <text:p text:style-name="P43">coursera.org ; upmc <text:s/>lip6 dac Arf ; <text:span text:style-name="T25">(suite)</text:span></text:p>
      <text:p text:style-name="P43"/>
      <text:p text:style-name="P45"><text:span text:style-name="T27">3</text:span>/7/2016</text:p>
      <text:p text:style-name="P43">Documentation en ligne sur les différents algo et implémentation de machine learning</text:p>
      <text:p text:style-name="P43">coursera.org ; upmc <text:s/>lip6 dac Arf ; <text:span text:style-name="T25">(suite)</text:span></text:p>
      <text:p text:style-name="P48">geonames → all countries et CP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7-04T16:04:40.023206344</dc:date>
    <dc:creator>innopolis </dc:creator>
    <meta:editing-duration>P3DT11H46S</meta:editing-duration>
    <meta:editing-cycles>82</meta:editing-cycles>
    <meta:document-statistic meta:table-count="0" meta:image-count="0" meta:object-count="0" meta:page-count="4" meta:paragraph-count="109" meta:word-count="863" meta:character-count="5883" meta:non-whitespace-character-count="5121"/>
  </office:meta>
</office:document-meta>
</file>